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dae" officeooo:paragraph-rsid="00065dae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P3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{{tabular_block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M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{{logo}}</text:p>
        <text:p text:style-name="MP2">{{title}}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2:12:20.426726501</meta:creation-date>
    <dc:date>2025-04-25T16:51:39.564739078</dc:date>
    <meta:editing-duration>PT34M11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3" meta:character-count="34" meta:non-whitespace-character-count="34"/>
  </office:meta>
</office:document-meta>
</file>